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2">Testing in JavaFX is testing 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2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NRHeading" style:display-name="TNR Heading" style:family="paragraph" style:parent-style-name="Heading1" style:auto-update="true" style:default-outline-level="1">
      <style:text-properties style:font-name="Times New Roman" fo:font-weight="bold" style:font-weight-asian="bold" style:text-underline-type="single" style:text-underline-style="solid" style:text-underline-width="auto" style:text-underline-mode="continuous"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 fo:language="en" fo:country="US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ad Billah</meta:initial-creator>
    <dc:creator>Mohammad Billah</dc:creator>
    <meta:creation-date>2022-08-24T15:19:00Z</meta:creation-date>
    <dc:date>2022-08-24T15:19:00Z</dc:date>
    <meta:print-date>2022-08-24T15:1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